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cec3" officeooo:paragraph-rsid="0000cec3"/>
    </style:style>
    <style:style style:name="P2" style:family="paragraph" style:parent-style-name="Standard">
      <style:text-properties fo:font-weight="bold" officeooo:rsid="0000cec3" officeooo:paragraph-rsid="0000cec3" style:font-weight-asian="bold" style:font-weight-complex="bold"/>
    </style:style>
    <style:style style:name="P3" style:family="paragraph" style:parent-style-name="Standard">
      <style:text-properties fo:font-size="14pt" fo:font-weight="bold" officeooo:rsid="0000cec3" officeooo:paragraph-rsid="0000cec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17738" officeooo:paragraph-rsid="00117738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b5ba5" officeooo:paragraph-rsid="001b5ba5"/>
    </style:style>
    <style:style style:name="P6" style:family="paragraph" style:parent-style-name="Standard">
      <style:text-properties fo:font-style="italic" style:text-underline-style="none" officeooo:rsid="001b5ba5" officeooo:paragraph-rsid="001b5ba5" style:font-style-asian="italic" style:font-style-complex="italic"/>
    </style:style>
    <style:style style:name="P7" style:family="paragraph" style:parent-style-name="Standard">
      <style:text-properties fo:font-size="14pt" fo:font-weight="bold" officeooo:rsid="0000cec3" officeooo:paragraph-rsid="0000cec3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0cec3" officeooo:paragraph-rsid="0000cec3"/>
    </style:style>
    <style:style style:name="P9" style:family="paragraph" style:parent-style-name="Standard">
      <style:text-properties officeooo:rsid="0000cec3" officeooo:paragraph-rsid="0022eabd"/>
    </style:style>
    <style:style style:name="P10" style:family="paragraph" style:parent-style-name="Standard">
      <style:text-properties officeooo:rsid="001e775a" officeooo:paragraph-rsid="001e775a"/>
    </style:style>
    <style:style style:name="P11" style:family="paragraph" style:parent-style-name="Standard">
      <style:text-properties fo:font-weight="bold" officeooo:rsid="001e775a" officeooo:paragraph-rsid="001e775a" style:font-weight-asian="bold" style:font-weight-complex="bold"/>
    </style:style>
    <style:style style:name="P12" style:family="paragraph" style:parent-style-name="Standard">
      <style:text-properties fo:font-weight="bold" officeooo:rsid="0000cec3" officeooo:paragraph-rsid="0000cec3" style:font-weight-asian="bold" style:font-weight-complex="bold"/>
    </style:style>
    <style:style style:name="P13" style:family="paragraph" style:parent-style-name="Standard">
      <style:text-properties officeooo:rsid="00269fc5" officeooo:paragraph-rsid="00269fc5"/>
    </style:style>
    <style:style style:name="P14" style:family="paragraph" style:parent-style-name="Standard">
      <style:text-properties style:text-position="sub 58%" fo:font-size="14pt" fo:font-weight="bold" officeooo:rsid="0000cec3" officeooo:paragraph-rsid="0000cec3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2ab67e" officeooo:paragraph-rsid="002ab67e"/>
    </style:style>
    <style:style style:name="P16" style:family="paragraph" style:parent-style-name="Standard">
      <style:text-properties officeooo:rsid="002ca077" officeooo:paragraph-rsid="002ca077"/>
    </style:style>
    <style:style style:name="T1" style:family="text">
      <style:text-properties officeooo:rsid="000997e6"/>
    </style:style>
    <style:style style:name="T2" style:family="text">
      <style:text-properties officeooo:rsid="000c7b4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117738"/>
    </style:style>
    <style:style style:name="T6" style:family="text">
      <style:text-properties officeooo:rsid="0013507b"/>
    </style:style>
    <style:style style:name="T7" style:family="text">
      <style:text-properties officeooo:rsid="00180223"/>
    </style:style>
    <style:style style:name="T8" style:family="text">
      <style:text-properties officeooo:rsid="001981d7"/>
    </style:style>
    <style:style style:name="T9" style:family="text">
      <style:text-properties officeooo:rsid="00200669"/>
    </style:style>
    <style:style style:name="T10" style:family="text">
      <style:text-properties officeooo:rsid="0021de1e"/>
    </style:style>
    <style:style style:name="T11" style:family="text">
      <style:text-properties officeooo:rsid="00266d0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66d0e" style:font-style-asian="italic" style:font-style-complex="italic"/>
    </style:style>
    <style:style style:name="T14" style:family="text">
      <style:text-properties style:text-position="sub 58%"/>
    </style:style>
    <style:style style:name="T15" style:family="text">
      <style:text-properties officeooo:rsid="00281b4d"/>
    </style:style>
    <style:style style:name="T16" style:family="text">
      <style:text-properties style:text-position="0% 100%"/>
    </style:style>
    <style:style style:name="T17" style:family="text">
      <style:text-properties officeooo:rsid="002bde63"/>
    </style:style>
    <style:style style:name="T18" style:family="text">
      <style:text-properties officeooo:rsid="002ca077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31"/><text:span text:style-name="T5">Transactions importance based on Binary weights</text:span></text:p>
      <text:p text:style-name="P4"><text:tab/><text:tab/><text:tab/><text:tab/>for Association Rule Mining </text:p>
      <text:p text:style-name="P3"/>
      <text:p text:style-name="P3"/>
      <text:p text:style-name="P3">Goal:</text:p>
      <text:p text:style-name="P1">1. Finding Frequent item set, </text:p>
      <text:p text:style-name="P1">2. Association Rules generation.</text:p>
      <text:p text:style-name="P1"/>
      <text:p text:style-name="P1">___________________________________________________________________________________</text:p>
      <text:p text:style-name="P1"/>
      <text:p text:style-name="P3">Main_idea:</text:p>
      <text:p text:style-name="P1">Let say,we have foll<text:span text:style-name="T6">o</text:span>wing problem:</text:p>
      <text:p text:style-name="P1">Assume min. support as 50%.</text:p>
      <text:p text:style-name="P1">Transactions <text:s text:c="14"/>| <text:s/>item's</text:p>
      <text:p text:style-name="P1">---------------- ----------|-------------------</text:p>
      <text:p text:style-name="P1">t1<text:tab/><text:tab/><text:tab/>| <text:s text:c="9"/>{a,b}</text:p>
      <text:p text:style-name="P1">t2<text:tab/><text:tab/><text:tab/>|<text:tab/>{a}</text:p>
      <text:p text:style-name="P1">t3<text:tab/><text:tab/><text:tab/>|<text:tab/>{a,c}</text:p>
      <text:p text:style-name="P1">t4<text:tab/><text:tab/><text:tab/>|<text:tab/>{b,d}</text:p>
      <text:p text:style-name="P1">t5<text:tab/><text:tab/><text:tab/>|<text:tab/>{a,b,d,e}</text:p>
      <text:p text:style-name="P1">t6<text:tab/><text:tab/><text:tab/>|<text:tab/>{b,d,e}</text:p>
      <text:p text:style-name="P1">t7<text:tab/><text:tab/><text:tab/>|<text:tab/>{d,e}</text:p>
      <text:p text:style-name="P1">..</text:p>
      <text:p text:style-name="P1">..</text:p>
      <text:p text:style-name="P1">...</text:p>
      <text:p text:style-name="P1"/>
      <text:p text:style-name="P1"><text:span text:style-name="T3">min_sup</text:span> = (50*7)/100 = 3.5 == <text:span text:style-name="T3">4</text:span>,</text:p>
      <text:p text:style-name="P1">Firstly calculate support for each item</text:p>
      <text:p text:style-name="P1"/>
      <text:p text:style-name="P1">item <text:s text:c="27"/>| <text:s/>support</text:p>
      <text:p text:style-name="P1">------------ --------------|-----------</text:p>
      <text:p text:style-name="P1">a<text:tab/><text:tab/><text:tab/>| <text:s text:c="10"/>4 <text:s text:c="5"/></text:p>
      <text:p text:style-name="P1">b<text:tab/><text:tab/><text:tab/>| <text:s text:c="10"/>3 <text:s/></text:p>
      <text:p text:style-name="P1">c<text:tab/><text:tab/><text:tab/>|<text:tab/>1 </text:p>
      <text:p text:style-name="P1">d<text:tab/><text:tab/><text:tab/>|<text:tab/>4</text:p>
      <text:p text:style-name="P1">e<text:tab/><text:tab/><text:tab/>|<text:tab/>3 </text:p>
      <text:p text:style-name="P1"/>
      <text:p text:style-name="P1">now sort item's in ascending order(acc. to support):</text:p>
      <text:p text:style-name="P2">a-&gt;d-&gt;b-&gt;e-&gt;c:</text:p>
      <text:p text:style-name="P1"/>
      <text:p text:style-name="P1"/>
      <text:p text:style-name="P1">We can set transactions importance,,based on binary behavior , it means a item can be present in a transaction or not be.</text:p>
      <text:p text:style-name="P1">if it present its value is '1' or '0' if not present.</text:p>
      <text:p text:style-name="P1">So,we have to create a cost_matrix(a simple 2D matrix)..</text:p>
      <text:p text:style-name="P1">like this...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text:s text:c="10"/>2^.. 4 <text:s text:c="3"/>3 <text:s text:c="3"/>2 <text:s text:c="3"/>1 <text:s text:c="3"/>0</text:p>
      <text:p text:style-name="P1"><text:s text:c="15"/>----------------------</text:p>
      <text:p text:style-name="P1"><text:s text:c="20"/>16<text:tab/>8 <text:s text:c="8"/>4 <text:s text:c="9"/>2 <text:s text:c="10"/>1 <text:s/></text:p>
      <text:p text:style-name="P1"><text:s text:c="37"/></text:p>
      <text:p text:style-name="P1">T\item <text:s text:c="4"/>|<text:tab/>a <text:s/>|<text:tab/>d <text:s/>|<text:tab/>b <text:s/>|<text:tab/>e <text:s/>|<text:tab/>c <text:s text:c="8"/>...<text:span text:style-name="T8">|</text:span>weight |</text:p>
      <text:p text:style-name="P1">----------------------------------------------------------------|--------|</text:p>
      <text:p text:style-name="P1">t1<text:tab/> <text:s text:c="3"/>|<text:tab/>1 <text:s/>|<text:tab/>0 <text:s/>|<text:tab/>1 <text:s/>|<text:tab/>0 <text:s/>|<text:tab/>0<text:tab/> <text:s text:c="2"/>| <text:s/>20</text:p>
      <text:p text:style-name="P1">----------------------------------------------------------------|--------|</text:p>
      <text:p text:style-name="P1">t2<text:tab/> <text:s text:c="3"/>|<text:tab/>1 <text:s/>|<text:tab/>0 <text:s/>|<text:tab/>0 <text:s/>|<text:tab/>0 <text:s/>|<text:tab/>0<text:tab/> <text:s text:c="2"/>| <text:s/>16</text:p>
      <text:p text:style-name="P1">----------------------------------------------------------------|--------|</text:p>
      <text:p text:style-name="P1">t3<text:tab/> <text:s text:c="3"/>|<text:tab/>1 <text:s/>|<text:tab/>0 <text:s/>|<text:tab/>0 <text:s/>|<text:tab/>0 <text:s/>|<text:tab/>1<text:tab/> <text:s text:c="2"/>| <text:s/>17</text:p>
      <text:p text:style-name="P1">----------------------------------------------------------------|--------|</text:p>
      <text:p text:style-name="P1">t4<text:tab/> <text:s text:c="3"/>|<text:tab/>0 <text:s/>|<text:tab/>1 <text:s/>|<text:tab/>1 <text:s/>|<text:tab/>0 <text:s/>|<text:tab/>0<text:tab/> <text:s text:c="2"/>| <text:s/>12</text:p>
      <text:p text:style-name="P1">----------------------------------------------------------------|--------|</text:p>
      <text:p text:style-name="P1">t5<text:tab/> <text:s text:c="3"/>|<text:tab/>1 <text:s/>|<text:tab/>1 <text:s/>|<text:tab/>1 <text:s/>|<text:tab/>1 <text:s/>|<text:tab/>0<text:tab/> <text:s text:c="2"/>| <text:s/>30</text:p>
      <text:p text:style-name="P1">----------------------------------------------------------------|--------|</text:p>
      <text:p text:style-name="P1">t6<text:tab/> <text:s text:c="3"/>|<text:tab/>0 <text:s/>|<text:tab/>1 <text:s/>|<text:tab/>1 <text:s/>|<text:tab/>1 <text:s/>|<text:tab/>0<text:tab/> <text:s text:c="2"/>| <text:s/>14</text:p>
      <text:p text:style-name="P1">----------------------------------------------------------------|--------|</text:p>
      <text:p text:style-name="P1">t7<text:tab/> <text:s text:c="3"/>|<text:tab/>0 <text:s/>|<text:tab/>1 <text:s/>|<text:tab/>0 <text:s/>|<text:tab/>1 <text:s/>|<text:tab/>0<text:tab/> <text:s text:c="2"/>| <text:s/>10</text:p>
      <text:p text:style-name="P1">---------|-------------------------------------------------------|--------|</text:p>
      <text:p text:style-name="P1"/>
      <text:p text:style-name="P1"/>
      <text:p text:style-name="P2">now,</text:p>
      <text:p text:style-name="P2">sort the transactions acc. to their weights...</text:p>
      <text:p text:style-name="P2">we get: t5-&gt;t1-&gt;t3-&gt;t2-&gt;t6-&gt;t4-&gt;t7 ::</text:p>
      <text:p text:style-name="P2">now take 'N' top transactions...</text:p>
      <text:p text:style-name="P2">let say N=3;</text:p>
      <text:p text:style-name="P1"/>
      <text:p text:style-name="P1">Transactions <text:tab/> <text:s text:c="11"/>| <text:s/>item's</text:p>
      <text:p text:style-name="P1">------ --------------------|-----------</text:p>
      <text:p text:style-name="P1">t5<text:tab/><text:tab/><text:tab/>| <text:s/>{a,b,d,e}</text:p>
      <text:p text:style-name="P1">t1<text:tab/><text:tab/><text:tab/>| <text:s text:c="3"/>{a,b}</text:p>
      <text:p text:style-name="P1">t3<text:tab/><text:tab/><text:tab/>| <text:s text:c="3"/>{a,c}</text:p>
      <text:p text:style-name="P1"/>
      <text:p text:style-name="P1">also we have support list:</text:p>
      <text:p text:style-name="P1"/>
      <text:p text:style-name="P1">item <text:s text:c="3"/><text:tab/><text:tab/> <text:s text:c="11"/>| <text:s/>support</text:p>
      <text:p text:style-name="P1">------------------ --------|-----------</text:p>
      <text:p text:style-name="P1">a<text:tab/><text:tab/><text:tab/>| <text:s text:c="4"/>4 <text:s text:c="5"/></text:p>
      <text:p text:style-name="P1">d<text:tab/><text:tab/><text:tab/>| <text:s text:c="4"/>4</text:p>
      <text:p text:style-name="P1">b<text:tab/><text:tab/><text:tab/>| <text:s text:c="4"/>3 <text:s/></text:p>
      <text:p text:style-name="P1">e<text:tab/><text:tab/> <text:s text:c="11"/><text:span text:style-name="T1">|</text:span> <text:s text:c="4"/>3 </text:p>
      <text:p text:style-name="P1">c<text:tab/><text:tab/> <text:s text:c="11"/><text:span text:style-name="T1">| </text:span><text:s text:c="4"/>1 </text:p>
      <text:p text:style-name="P1"/>
      <text:p text:style-name="P1"/>
      <text:p text:style-name="P1"><text:soft-page-break/>we now min_sup is = 4(given)</text:p>
      <text:p text:style-name="P1">eliminate item </text:p>
      <text:p text:style-name="P1">we get:</text:p>
      <text:p text:style-name="P1"/>
      <text:p text:style-name="P1"/>
      <text:p text:style-name="P1">item <text:s text:c="28"/>| <text:s/>support</text:p>
      <text:p text:style-name="P1">---------------------------|-----------</text:p>
      <text:p text:style-name="P1">a<text:tab/><text:tab/><text:tab/>| <text:s text:c="6"/>4 <text:s text:c="5"/></text:p>
      <text:p text:style-name="P1">d<text:tab/><text:tab/><text:tab/>| <text:s text:c="7"/>4</text:p>
      <text:p text:style-name="P1"/>
      <text:p text:style-name="P1">now,take very first transaction 't5'</text:p>
      <text:p text:style-name="P1">chk its item_set that it contains latest list of item or not...if yes okay the transaction is accepeted otherwise rejected.</text:p>
      <text:p text:style-name="P1">take 2nd transaction and so on..... <text:tab/></text:p>
      <text:p text:style-name="P1"/>
      <text:p text:style-name="P1">so,by doing <text:s/>this we get our frequent item set as t5 = (a,b,d,e);</text:p>
      <text:p text:style-name="P1">but, <text:span text:style-name="T3">#_MONOTONICITY_PROPERTY</text:span> says that , if (a,d) is frequent its superset is also frequent...</text:p>
      <text:p text:style-name="P1">so we take (a,d) instead the whole transaction t5(a,b,d,e).</text:p>
      <text:p text:style-name="P1"/>
      <text:p text:style-name="P2">_frequent_item_set = (a,d).</text:p>
      <text:p text:style-name="P1"/>
      <text:p text:style-name="P1"><text:s text:c="2"/>___________________________________________________________________________________/@@@@@@@@@@@@@@@@@@@@@@@@@@@@@@@@@@@@@@@@@@<text:span text:style-name="T2">@@@@@@@@@@@@@@@@</text:span><text:span text:style-name="T4">___Rules_generation____</text:span>@@@@@@@@@@@@@@@<text:span text:style-name="T2">@@@@@@@@@@@@@@@@@@@@@@</text:span>@@@@@@@@@@@@@@@@@@@@@@<text:span text:style-name="T7">@@</text:span>/</text:p>
      <text:p text:style-name="P1"/>
      <text:p text:style-name="P1"><text:tab/><text:tab/><text:tab/><text:tab/><text:tab/><text:tab/></text:p>
      <text:p text:style-name="P1">_<text:span text:style-name="T3">maxRules</text:span> <text:s/>=( 2^a - 2 ); <text:s text:c="2"/>// a = count of items in _frequent_item_set.</text:p>
      <text:p text:style-name="P1"/>
      <text:p text:style-name="P1"><text:tab/>= 2 ^ 2 - 2</text:p>
      <text:p text:style-name="P1"><text:tab/>= 2</text:p>
      <text:p text:style-name="P1"><text:tab/></text:p>
      <text:p text:style-name="P1"><text:span text:style-name="T3">generatedRules</text:span>:</text:p>
      <text:p text:style-name="P1"><text:s/>a-&gt;d;</text:p>
      <text:p text:style-name="P1"><text:s/>d-&gt;a;</text:p>
      <text:p text:style-name="P5">Rules are generated by simple permutation login:</text:p>
      <text:p text:style-name="P6">char * generateRules(char *itemList);</text:p>
      <text:p text:style-name="P1"/>
      <text:p text:style-name="P1"/>
      <text:p text:style-name="P1">___________________________________________________________________________________ </text:p>
      <text:p text:style-name="P1"/>
      <text:p text:style-name="P3"/>
      <text:p text:style-name="P3"/>
      <text:p text:style-name="P3"/>
      <text:p text:style-name="P3"/>
      <text:p text:style-name="P14"/>
      <text:p text:style-name="P3"/>
      <text:p text:style-name="P3"><text:soft-page-break/>Representation_of_symbols:</text:p>
      <text:p text:style-name="P1"/>
      <text:p text:style-name="P1">Given list of Transactions: T(size_of_T's)</text:p>
      <text:p text:style-name="P1"/>
      <text:p text:style-name="P1">___________________________________________________________________________________ </text:p>
      <text:p text:style-name="P1"/>
      <text:p text:style-name="P3">Algo:</text:p>
      <text:p text:style-name="P10"><text:tab/><text:span text:style-name="T3">#define min_sup = <text:s/>- <text:s/>// min. support value</text:span></text:p>
      <text:p text:style-name="P11"><text:tab/>#define N = <text:s/>- // <text:span text:style-name="T9">top transactions...</text:span></text:p>
      <text:p text:style-name="P2"/>
      <text:p text:style-name="P1"/>
      <text:p text:style-name="P9"><text:s text:c="2"/>create a cost_matrix(2d array...) <text:span text:style-name="T11">(</text:span><text:span text:style-name="T12"> </text:span><text:span text:style-name="T13">in accordance with sorted support value list</text:span><text:span text:style-name="T11"> ) </text:span>of transactions::<text:span text:style-name="T10">item</text:span>.</text:p>
      <text:p text:style-name="P1"><text:s text:c="2"/>fill with 0 | 1</text:p>
      <text:p text:style-name="P1"><text:s text:c="3"/>0 = absence of _item.</text:p>
      <text:p text:style-name="P1"><text:s text:c="3"/>1 = presence of _item.</text:p>
      <text:p text:style-name="P13">Loop:</text:p>
      <text:p text:style-name="P13"><text:s/>calculate weight <text:s/>W<text:span text:style-name="T14">i <text:s text:c="2"/></text:span><text:span text:style-name="T16">:</text:span> <text:s/><text:span text:style-name="T15">i</text:span> in transaction.count T</text:p>
      <text:p text:style-name="P13">end:</text:p>
      <text:p text:style-name="P13"/>
      <text:p text:style-name="P15"><text:span text:style-name="T17">queue <text:s/>= </text:span>sort(W<text:span text:style-name="T14">i.(ascending)</text:span>):</text:p>
      <text:p text:style-name="P16">loop:</text:p>
      <text:p text:style-name="P16"><text:s/>t <text:s/>= queue.pop();</text:p>
      <text:p text:style-name="P15"><text:s/><text:span text:style-name="T18">if t </text:span><text:span text:style-name="T18"><draw:frame draw:style-name="fr1" draw:name="Object1" text:anchor-type="as-char" svg:y="-0.1484in" svg:width="1.052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8">:</text:span></text:p>
      <text:p text:style-name="P15"><text:s/><text:span text:style-name="T18">consider t ;</text:span></text:p>
      <text:p text:style-name="P16">else </text:p>
      <text:p text:style-name="P16"><text:s/>reject t;</text:p>
      <text:p text:style-name="P1"/>
      <text:p text:style-name="P1">___________________________________________________________________________________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7:12:10.941083903</meta:creation-date>
    <dc:date>2017-11-03T07:46:10.572369004</dc:date>
    <meta:editing-duration>PT33M19S</meta:editing-duration>
    <meta:editing-cycles>42</meta:editing-cycles>
    <meta:generator>LibreOffice/5.1.6.2$Linux_x86 LibreOffice_project/10m0$Build-2</meta:generator>
    <meta:document-statistic meta:table-count="0" meta:image-count="0" meta:object-count="1" meta:page-count="4" meta:paragraph-count="121" meta:word-count="561" meta:character-count="4338" meta:non-whitespace-character-count="3342"/>
  </office:meta>
</office:document-meta>
</file>

<file path=Object 1/content.xml><?xml version="1.0" encoding="utf-8"?>
<math xmlns="http://www.w3.org/1998/Math/MathML" display="block">
  <semantics>
    <mrow>
      <mi>t</mi>
      <mo stretchy="false">⊆</mo>
      <mi mathvariant="italic">supportList</mi>
    </mrow>
    <annotation encoding="StarMath 5.0">t subseteq  supportList </annotation>
  </semantics>
</math>
</file>